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4d50" officeooo:paragraph-rsid="00124d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QT 5.7 only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3T12:41:54.151479401</meta:creation-date>
    <dc:date>2023-08-03T12:43:31.050118372</dc:date>
    <meta:editing-duration>PT1M37S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  <meta:generator>LibreOffice/6.0.7.3$Linux_X86_64 LibreOffice_project/00m0$Build-3</meta:generator>
  </office:meta>
</office:document-meta>
</file>